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8cm" fo:min-width="3.466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6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8cm" fo:min-width="1.74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9cm" fo:min-width="2.118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7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7cm" fo:min-width="3.467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7cm" fo:min-width="3.467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5.048cm" svg:height="5.046cm" svg:x="0.365cm" svg:y="0.365cm" svg:viewBox="0 0 5049 5047" svg:d="M5049 5047h-5041c-5-93-8-185-8-278 0-837 220-1660 639-2385 418-725 1020-1327 1745-1745 725-419 1548-639 2385-639 93 0 187 3 280 8z">
            <text:p/>
          </draw:path>
          <draw:g draw:style-name="gr1">
            <draw:custom-shape draw:style-name="gr3" draw:text-style-name="P1" draw:layer="layout" svg:width="5.608cm" svg:height="2.244cm" draw:transform="rotate (-3.14159265358979) translate (5.975cm 9.74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5.608cm" svg:height="2.244cm" draw:transform="rotate (-3.14159265358979) translate (5.975cm 9.34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5.608cm" svg:height="2.244cm" draw:transform="rotate (-3.14159265358979) translate (5.975cm 8.77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1" draw:layer="layout" svg:width="2.245cm" svg:height="5.608cm" draw:transform="rotate (-1.5707963267949) translate (5.975cm 5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6" draw:text-style-name="P1" draw:layer="layout" svg:width="2.618cm" svg:height="5.609cm" svg:x="5.041cm" svg:y="0.3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2" draw:layer="layout" svg:width="5.609cm" svg:height="2.244cm" draw:transform="rotate (-1.5707963267949) translate (8.779cm 0.36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8" draw:text-style-name="P1" draw:layer="layout" svg:width="5.609cm" svg:height="2.243cm" draw:transform="rotate (1.5707963267949) translate (6.921cm 5.97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2" draw:layer="layout" svg:width="5.609cm" svg:height="2.243cm" draw:transform="rotate (1.5707963267949) translate (7.329cm 5.97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05:31:06.507369000</dc:date>
    <meta:editing-duration>PT9M23S</meta:editing-duration>
    <meta:editing-cycles>4</meta:editing-cycles>
    <meta:generator>LibreOffice/25.2.2.2$MacOSX_AARCH64 LibreOffice_project/7370d4be9e3cf6031a51beef54ff3bda878e3fac</meta:generator>
    <meta:document-statistic meta:object-count="12"/>
  </office:meta>
</office:document-meta>
</file>